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11.502cm" svg:x="10.077cm" svg:y="1.089cm">
            <draw:object draw:notify-on-update-of-ranges="Sheet1.B3:Sheet1.B3 Sheet1.B4:Sheet1.B21 Sheet1.C3:Sheet1.C3 Sheet1.C4:Sheet1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3"/>
          <table:table-cell office:value-type="string" calcext:value-type="string">
            <text:p>Modelling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Chunk Size</text:p>
          </table:table-cell>
          <table:table-cell office:value-type="string" calcext:value-type="string">
            <text:p>Time(s)</text:p>
          </table:table-cell>
          <table:table-cell table:formula="of:=[.C4]/((2^1)*2*[.$D$2])" office:value-type="float" office:value="0.000296273014762185" calcext:value-type="float">
            <text:p>0.00029627301476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0130360126495361" calcext:value-type="float">
            <text:p>0.013036012649536</text:p>
          </table:table-cell>
          <table:table-cell table:formula="of:=[.$D$3]*(2^([.B4]-1))*[.B4]*[.$D$2]" office:value-type="float" office:value="0.0130360126495361" calcext:value-type="float">
            <text:p>0.01303601264953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0228831768035889" calcext:value-type="float">
            <text:p>0.022883176803589</text:p>
          </table:table-cell>
          <table:table-cell table:formula="of:=[.$D$3]*(2^([.B5]-1))*[.B5]*[.$D$2]" office:value-type="float" office:value="0.0391080379486084" calcext:value-type="float">
            <text:p>0.03910803794860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0337672233581543" calcext:value-type="float">
            <text:p>0.033767223358154</text:p>
          </table:table-cell>
          <table:table-cell table:formula="of:=[.$D$3]*(2^([.B6]-1))*[.B6]*[.$D$2]" office:value-type="float" office:value="0.104288101196289" calcext:value-type="float">
            <text:p>0.10428810119628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554287433624268" calcext:value-type="float">
            <text:p>0.055428743362427</text:p>
          </table:table-cell>
          <table:table-cell table:formula="of:=[.$D$3]*(2^([.B7]-1))*[.B7]*[.$D$2]" office:value-type="float" office:value="0.260720252990723" calcext:value-type="float">
            <text:p>0.26072025299072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.0886859893798828" calcext:value-type="float">
            <text:p>0.088685989379883</text:p>
          </table:table-cell>
          <table:table-cell table:formula="of:=[.$D$3]*(2^([.B8]-1))*[.B8]*[.$D$2]" office:value-type="float" office:value="0.625728607177734" calcext:value-type="float">
            <text:p>0.62572860717773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.168761968612671" calcext:value-type="float">
            <text:p>0.168761968612671</text:p>
          </table:table-cell>
          <table:table-cell table:formula="of:=[.$D$3]*(2^([.B9]-1))*[.B9]*[.$D$2]" office:value-type="float" office:value="1.46003341674805" calcext:value-type="float">
            <text:p>1.4600334167480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/>
          <table:table-cell table:formula="of:=[.$D$3]*(2^([.B10]-1))*[.B10]*[.$D$2]" office:value-type="float" office:value="3.33721923828125" calcext:value-type="float">
            <text:p>3.33721923828125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/>
          <table:table-cell table:formula="of:=[.$D$3]*(2^([.B11]-1))*[.B11]*[.$D$2]" office:value-type="float" office:value="7.50874328613281" calcext:value-type="float">
            <text:p>7.5087432861328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922179698944092" calcext:value-type="float">
            <text:p>0.922179698944092</text:p>
          </table:table-cell>
          <table:table-cell table:formula="of:=[.$D$3]*(2^([.B12]-1))*[.B12]*[.$D$2]" office:value-type="float" office:value="16.6860961914063" calcext:value-type="float">
            <text:p>16.6860961914063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/>
          <table:table-cell table:formula="of:=[.$D$3]*(2^([.B13]-1))*[.B13]*[.$D$2]" office:value-type="float" office:value="36.7094116210937" calcext:value-type="float">
            <text:p>36.7094116210937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3.43326425552368" calcext:value-type="float">
            <text:p>3.43326425552368</text:p>
          </table:table-cell>
          <table:table-cell table:formula="of:=[.$D$3]*(2^([.B14]-1))*[.B14]*[.$D$2]" office:value-type="float" office:value="80.09326171875" calcext:value-type="float">
            <text:p>80.09326171875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/>
          <table:table-cell table:formula="of:=[.$D$3]*(2^([.B15]-1))*[.B15]*[.$D$2]" office:value-type="float" office:value="173.535400390625" calcext:value-type="float">
            <text:p>173.535400390625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/>
          <table:table-cell table:formula="of:=[.$D$3]*(2^([.B16]-1))*[.B16]*[.$D$2]" office:value-type="float" office:value="373.7685546875" calcext:value-type="float">
            <text:p>373.7685546875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5.625054359436" calcext:value-type="float">
            <text:p>25.625054359436</text:p>
          </table:table-cell>
          <table:table-cell table:formula="of:=[.$D$3]*(2^([.B17]-1))*[.B17]*[.$D$2]" office:value-type="float" office:value="800.9326171875" calcext:value-type="float">
            <text:p>800.9326171875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/>
          <table:table-cell table:formula="of:=[.$D$3]*(2^([.B18]-1))*[.B18]*[.$D$2]" office:value-type="float" office:value="1708.65625" calcext:value-type="float">
            <text:p>1708.65625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89.2403588294983" calcext:value-type="float">
            <text:p>89.2403588294983</text:p>
          </table:table-cell>
          <table:table-cell table:formula="of:=[.$D$3]*(2^([.B19]-1))*[.B19]*[.$D$2]" office:value-type="float" office:value="3630.89453125" calcext:value-type="float">
            <text:p>3630.89453125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/>
          <table:table-cell table:formula="of:=[.$D$3]*(2^([.B20]-1))*[.B20]*[.$D$2]" office:value-type="float" office:value="7688.953125" calcext:value-type="float">
            <text:p>7688.953125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312.424574375153" calcext:value-type="float">
            <text:p>312.424574375153</text:p>
          </table:table-cell>
          <table:table-cell table:formula="of:=[.$D$3]*(2^([.B21]-1))*[.B21]*[.$D$2]" office:value-type="float" office:value="16232.234375" calcext:value-type="float">
            <text:p>16232.2343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1T19:13:16.299830797</meta:creation-date>
    <dc:date>2021-04-12T15:55:42.407653152</dc:date>
    <meta:editing-duration>PT1M25S</meta:editing-duration>
    <meta:editing-cycles>1</meta:editing-cycles>
    <meta:document-statistic meta:table-count="1" meta:cell-count="71" meta:object-count="1"/>
    <meta:generator>LibreOffice/7.0.3.1$Linux_X86_64 LibreOffice_project/00$Build-1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11.503cm" xlink:href=".." xlink:type="simple" chart:class="chart:line" chart:style-name="ch1">
        <chart:legend chart:legend-position="end" svg:x="13.49cm" svg:y="5.452cm" style:legend-expansion="high" chart:style-name="ch2"/>
        <chart:plot-area chart:style-name="ch3" table:cell-range-address="Sheet1.B3:Sheet1.C21" chart:data-source-has-labels="both" svg:x="0.319cm" svg:y="0.23cm" svg:width="12.852cm" svg:height="11.043cm">
          <chart:coordinate-region svg:x="1.126cm" svg:y="0.43cm" svg:width="11.858cm" svg:height="10.196cm"/>
          <chart:axis chart:dimension="x" chart:name="primary-x" chart:style-name="ch4" chartooo:axis-type="auto">
            <chartooo:date-scale/>
            <chart:categories table:cell-range-address="Sheet1.B4:Sheet1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21" chart:label-cell-address="Sheet1.C3:Sheet1.C3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s)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B4:Sheet1.B21</svg:desc>
                </draw:g>
              </table:table-cell>
              <table:table-cell office:value-type="float" office:value="0.0130360126495361">
                <text:p>0.0130360126495361</text:p>
                <draw:g>
                  <svg:desc>Sheet1.C4:Sheet1.C2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28831768035889">
                <text:p>0.02288317680358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337672233581543">
                <text:p>0.03376722335815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554287433624268">
                <text:p>0.05542874336242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886859893798828">
                <text:p>0.08868598937988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68761968612671">
                <text:p>0.1687619686126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22179698944092">
                <text:p>0.92217969894409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43326425552368">
                <text:p>3.4332642555236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.625054359436">
                <text:p>25.6250543594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9.2403588294983">
                <text:p>89.240358829498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12.424574375153">
                <text:p>312.4245743751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